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626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5736in" fo:break-before="auto" style:use-optimal-row-height="fals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08in solid #000000" fo:padding-bottom="0.0193in" fo:padding-left="0.0138in" fo:padding-right="0.0138in" fo:padding-top="0.0193in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>
            <text:p>Transaction</text:p>
          </table:table-cell>
          <table:table-cell table:style-name="ce1" office:value-type="string">
            <text:p>PostgreSQL, history-free, with memcached</text:p>
          </table:table-cell>
          <table:table-cell table:style-name="ce1" office:value-type="string">
            <text:p>MySQL, history-free, with memcached</text:p>
          </table:table-cell>
          <table:table-cell table:style-name="ce1" office:value-type="string">
            <text:p>ZEO with FileStorage</text:p>
          </table:table-cell>
          <table:table-cell table:style-name="ce3" table:number-columns-repeated="1020"/>
        </table:table-row>
        <table:table-row table:style-name="ro2">
          <table:table-cell table:style-name="ce2" office:value-type="string">
            <text:p>Add 1000 Objects</text:p>
          </table:table-cell>
          <table:table-cell table:style-name="ce2" office:value-type="float" office:value="9177">
            <text:p>9177</text:p>
          </table:table-cell>
          <table:table-cell table:style-name="ce2" office:value-type="float" office:value="12711">
            <text:p>12711</text:p>
          </table:table-cell>
          <table:table-cell table:style-name="ce2" office:value-type="float" office:value="5044">
            <text:p>504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Update 1000 Objects</text:p>
          </table:table-cell>
          <table:table-cell table:style-name="ce2" office:value-type="float" office:value="10040">
            <text:p>10040</text:p>
          </table:table-cell>
          <table:table-cell table:style-name="ce2" office:value-type="float" office:value="9431">
            <text:p>9431</text:p>
          </table:table-cell>
          <table:table-cell table:style-name="ce2" office:value-type="float" office:value="4017">
            <text:p>4017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ad 1000 Warm Objects</text:p>
          </table:table-cell>
          <table:table-cell table:style-name="ce2" office:value-type="float" office:value="20897">
            <text:p>20897</text:p>
          </table:table-cell>
          <table:table-cell table:style-name="ce2" office:value-type="float" office:value="22310">
            <text:p>22310</text:p>
          </table:table-cell>
          <table:table-cell table:style-name="ce2" office:value-type="float" office:value="1924">
            <text:p>192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ad 1000 Cold Objects</text:p>
          </table:table-cell>
          <table:table-cell table:style-name="ce2" office:value-type="float" office:value="6591">
            <text:p>6591</text:p>
          </table:table-cell>
          <table:table-cell table:style-name="ce2" office:value-type="float" office:value="5853">
            <text:p>5853</text:p>
          </table:table-cell>
          <table:table-cell table:style-name="ce2" office:value-type="float" office:value="1932">
            <text:p>193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ad 1000 Hot Objects</text:p>
          </table:table-cell>
          <table:table-cell table:style-name="ce2" office:value-type="float" office:value="36847">
            <text:p>36847</text:p>
          </table:table-cell>
          <table:table-cell table:style-name="ce2" office:value-type="float" office:value="37950">
            <text:p>37950</text:p>
          </table:table-cell>
          <table:table-cell table:style-name="ce2" office:value-type="float" office:value="36545">
            <text:p>36545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Sheet1.E23" table:end-x="0.2122in" table:end-y="0.0264in" draw:z-index="0" draw:style-name="gr1" svg:width="5.4965in" svg:height="2.7555in" svg:x="0in" svg:y="0.0102in">
              <draw:object draw:notify-on-update-of-ranges="Sheet1.A1:Sheet1.A1 Sheet1.A2:Sheet1.A6 Sheet1.B1:Sheet1.B1 Sheet1.B2:Sheet1.B6 Sheet1.C1:Sheet1.C1 Sheet1.C2:Sheet1.C6 Sheet1.D1:Sheet1.D1 Sheet1.D2:Sheet1.D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office:value-type="string">
            <text:p>Processor: Intel Core 2 Duo at 2.1 GHz (T8100)</text:p>
          </table:table-cell>
          <table:table-cell table:number-columns-repeated="1023"/>
        </table:table-row>
        <table:table-row table:style-name="ro2">
          <table:table-cell office:value-type="string">
            <text:p>Software: Ubuntu 9.10, Python 2.6</text:p>
          </table:table-cell>
          <table:table-cell table:number-columns-repeated="1023"/>
        </table:table-row>
        <table:table-row table:style-name="ro2">
          <table:table-cell office:value-type="string">
            <text:p>Concurrency level: 2</text:p>
          </table:table-cell>
          <table:table-cell table:number-columns-repeated="1023"/>
        </table:table-row>
        <table:table-row table:style-name="ro2">
          <table:table-cell office:value-type="string">
            <text:p>Test Suite: zodbshootout 0.2</text:p>
          </table:table-cell>
          <table:table-cell table:number-columns-repeated="1023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database-ranges>
        <table:database-range table:target-range-address="Sheet1.A2:Sheet1.AMJ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7">11/17/2009</text:date>, <text:time>17:5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7T17:26:32</meta:creation-date>
    <dc:date>2009-11-17T17:49:14</dc:date>
    <meta:editing-duration>PT00H07M12S</meta:editing-duration>
    <meta:editing-cycles>1</meta:editing-cycles>
    <meta:generator>OpenOffice.org/3.1$Unix OpenOffice.org_project/310m19$Build-9420</meta:generator>
    <meta:document-statistic meta:table-count="3" meta:cell-count="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vertical="true" chart:include-hidden-cells="false" chart:auto-position="true" chart:auto-size="true" chart:treat-empty-cells="leave-gap" chart:sort-by-x-value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3.962cm" svg:height="7cm" chart:class="chart:bar" chart:style-name="ch1">
        <chart:title svg:x="3.132cm" svg:y="0.14cm" chart:style-name="ch2">
          <text:p>RelStorage 1.4.0b1 versus ZEO 3.9.3
Objects per Second</text:p>
        </chart:title>
        <chart:legend chart:legend-position="end" svg:x="10.262cm" svg:y="2.55cm" chart:style-name="ch3"/>
        <chart:plot-area chart:style-name="ch4" table:cell-range-address="Sheet1.A1:Sheet1.D6" chart:data-source-has-labels="both" svg:x="0.279cm" svg:y="1.309cm" svg:width="9.705cm" svg:height="5.411cm">
          <chart:axis chart:dimension="x" chart:name="primary-x" chart:style-name="ch5">
            <chart:categories table:cell-range-address="Sheet1.A2:Sheet1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6" chart:label-cell-address="Sheet1.B1:Sheet1.B1" chart:class="chart:bar">
            <chart:data-point chart:repeated="5"/>
          </chart:series>
          <chart:series chart:style-name="ch9" chart:values-cell-range-address="Sheet1.C2:Sheet1.C6" chart:label-cell-address="Sheet1.C1:Sheet1.C1" chart:class="chart:bar">
            <chart:data-point chart:repeated="5"/>
          </chart:series>
          <chart:series chart:style-name="ch10" chart:values-cell-range-address="Sheet1.D2:Sheet1.D6" chart:label-cell-address="Sheet1.D1:Sheet1.D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PostgreSQL, history-free, with memcached</text:p>
              </table:table-cell>
              <table:table-cell office:value-type="string">
                <text:p text:id="Sheet1.C1:Sheet1.C1">MySQL, history-free, with memcached</text:p>
              </table:table-cell>
              <table:table-cell office:value-type="string">
                <text:p text:id="Sheet1.D1:Sheet1.D1">ZEO with FileStorage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6">Add 1000 Objects</text:p>
              </table:table-cell>
              <table:table-cell office:value-type="float" office:value="9177">
                <text:p text:id="Sheet1.B2:Sheet1.B6">9177</text:p>
              </table:table-cell>
              <table:table-cell office:value-type="float" office:value="12711">
                <text:p text:id="Sheet1.C2:Sheet1.C6">12711</text:p>
              </table:table-cell>
              <table:table-cell office:value-type="float" office:value="5044">
                <text:p text:id="Sheet1.D2:Sheet1.D6">5044</text:p>
              </table:table-cell>
            </table:table-row>
            <table:table-row>
              <table:table-cell office:value-type="string">
                <text:p>Update 1000 Objects</text:p>
              </table:table-cell>
              <table:table-cell office:value-type="float" office:value="10040">
                <text:p>10040</text:p>
              </table:table-cell>
              <table:table-cell office:value-type="float" office:value="9431">
                <text:p>9431</text:p>
              </table:table-cell>
              <table:table-cell office:value-type="float" office:value="4017">
                <text:p>4017</text:p>
              </table:table-cell>
            </table:table-row>
            <table:table-row>
              <table:table-cell office:value-type="string">
                <text:p>Read 1000 Warm Objects</text:p>
              </table:table-cell>
              <table:table-cell office:value-type="float" office:value="20897">
                <text:p>20897</text:p>
              </table:table-cell>
              <table:table-cell office:value-type="float" office:value="22310">
                <text:p>22310</text:p>
              </table:table-cell>
              <table:table-cell office:value-type="float" office:value="1924">
                <text:p>1924</text:p>
              </table:table-cell>
            </table:table-row>
            <table:table-row>
              <table:table-cell office:value-type="string">
                <text:p>Read 1000 Cold Objects</text:p>
              </table:table-cell>
              <table:table-cell office:value-type="float" office:value="6591">
                <text:p>6591</text:p>
              </table:table-cell>
              <table:table-cell office:value-type="float" office:value="5853">
                <text:p>5853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string">
                <text:p>Read 1000 Hot Objects</text:p>
              </table:table-cell>
              <table:table-cell office:value-type="float" office:value="36847">
                <text:p>36847</text:p>
              </table:table-cell>
              <table:table-cell office:value-type="float" office:value="37950">
                <text:p>37950</text:p>
              </table:table-cell>
              <table:table-cell office:value-type="float" office:value="36545">
                <text:p>365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